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39bd7" officeooo:paragraph-rsid="00139bd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9bd7" officeooo:paragraph-rsid="00139bd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s intéressants projet IR</text:p>
      <text:p text:style-name="P1"/>
      <text:p text:style-name="P2"><text:a xlink:type="simple" xlink:href="https://support.digicad.fr/le-format-jt-normalise-iso/" text:style-name="Internet_20_link" text:visited-style-name="Visited_20_Internet_20_Link">https://support.digicad.fr/le-format-jt-normalise-iso/</text:a> </text:p>
      <text:p text:style-name="P2"/>
      <text:p text:style-name="P2"><text:a xlink:type="simple" xlink:href="https://www.datakit.com/fr/step_qu_est_ce_que_step.php" text:style-name="Internet_20_link" text:visited-style-name="Visited_20_Internet_20_Link">https://www.datakit.com/fr/step_qu_est_ce_que_step.php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6:22:45.318000000</meta:creation-date>
    <dc:date>2020-02-06T16:50:10.994000000</dc:date>
    <meta:editing-duration>PT17M15S</meta:editing-duration>
    <meta:editing-cycles>1</meta:editing-cycles>
    <meta:generator>LibreOffice/6.3.4.2$Windows_x86 LibreOffice_project/60da17e045e08f1793c57c00ba83cdfce946d0aa</meta:generator>
    <meta:document-statistic meta:table-count="0" meta:image-count="0" meta:object-count="0" meta:page-count="1" meta:paragraph-count="3" meta:word-count="6" meta:character-count="142" meta:non-whitespace-character-count="137"/>
  </office:meta>
</office:document-meta>
</file>